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2.35cm" fo:min-width="5.9cm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1.95cm" fo:min-width="6cm"/>
    </style:style>
    <style:style style:name="gr3" style:family="graphic" style:parent-style-name="standard">
      <style:graphic-properties draw:fill="solid" draw:fill-color="#ffffcc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6.4cm" svg:height="2.6cm" svg:x="11.4cm" svg:y="5.8cm">
          <text:p text:style-name="P1">トップページ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2.2cm" svg:x="16.8cm" svg:y="10.8cm">
          <text:p text:style-name="P1">Contac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5cm" svg:height="2.2cm" svg:x="6cm" svg:y="10.9cm">
          <text:p text:style-name="P1">Abou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6cm" svg:y1="8.4cm" svg:x2="9.25cm" svg:y2="10.9cm" draw:start-shape="id1" draw:start-glue-point="2" draw:end-shape="id2" draw:end-glue-point="0" svg:d="M14600 8400v1250h-5350v1250" svg:viewBox="0 0 5351 2501">
          <text:p/>
        </draw:connector>
        <draw:connector draw:style-name="gr3" draw:text-style-name="P1" draw:layer="layout" svg:x1="14.6cm" svg:y1="8.45cm" svg:x2="20.05cm" svg:y2="10.85cm" svg:d="M14600 8450v1200h5450v1200" svg:viewBox="0 0 5451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10:41:12.563519000</meta:creation-date>
    <dc:date>2015-03-10T12:08:01.778103000</dc:date>
    <meta:editing-duration>PT4M53S</meta:editing-duration>
    <meta:editing-cycles>3</meta:editing-cycles>
    <meta:generator>LibreOffice/4.3.6.2$MacOSX_X86_64 LibreOffice_project/d50a87b2e514536ed401c18000dad4660b6a169e</meta:generator>
    <meta:document-statistic meta:object-count="5"/>
  </office:meta>
</office:document-meta>
</file>